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588" officeooo:paragraph-rsid="00101678"/>
    </style:style>
    <style:style style:name="P2" style:family="paragraph" style:parent-style-name="Standard">
      <style:text-properties officeooo:rsid="000e5abe" officeooo:paragraph-rsid="000e39e5"/>
    </style:style>
    <style:style style:name="P3" style:family="paragraph" style:parent-style-name="Standard">
      <style:text-properties officeooo:rsid="000e5abe" officeooo:paragraph-rsid="00101678"/>
    </style:style>
    <style:style style:name="P4" style:family="paragraph" style:parent-style-name="Standard">
      <style:text-properties officeooo:rsid="000ea4e0" officeooo:paragraph-rsid="000e39e5"/>
    </style:style>
    <style:style style:name="P5" style:family="paragraph" style:parent-style-name="Standard">
      <style:text-properties officeooo:rsid="000ea4e0" officeooo:paragraph-rsid="00101678"/>
    </style:style>
    <style:style style:name="P6" style:family="paragraph" style:parent-style-name="Standard">
      <style:text-properties officeooo:rsid="00101678" officeooo:paragraph-rsid="00101678"/>
    </style:style>
    <style:style style:name="T1" style:family="text">
      <style:text-properties officeooo:rsid="00106588"/>
    </style:style>
    <style:style style:name="T2" style:family="text">
      <style:text-properties officeooo:rsid="000e39e5"/>
    </style:style>
    <style:style style:name="T3" style:family="text">
      <style:text-properties officeooo:rsid="000fc28c"/>
    </style:style>
    <style:style style:name="T4" style:family="text">
      <style:text-properties officeooo:rsid="001016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itecture: ResNet Architecture with Batch Normalisation</text:p>
      <text:p text:style-name="P2">Feature scaling: <text:span text:style-name="T2">Standard(Gaussian)</text:span> scaling on training and testing datasets separately </text:p>
      <text:p text:style-name="P2">Activation function: ReLU in all layers</text:p>
      <text:p text:style-name="P6">Constant learning rate</text:p>
      <text:p text:style-name="P4">Loss after reverse_transform: <text:span text:style-name="T3">72 000</text:span></text:p>
      <text:p text:style-name="P4"/>
      <text:p text:style-name="P3">Architecture: ResNet Architecture with Batch Normalisation</text:p>
      <text:p text:style-name="P3">Feature scaling: <text:span text:style-name="T2">Standard(Gaussian)</text:span> scaling on training and testing datasets separately </text:p>
      <text:p text:style-name="P3">Activation function: ReLU in all layers</text:p>
      <text:p text:style-name="P6">Adaptive learning rate</text:p>
      <text:p text:style-name="P5">Loss after reverse_transform: <text:span text:style-name="T4">93000</text:span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53:35.088459041</meta:creation-date>
    <dc:date>2019-10-16T19:28:18.701217862</dc:date>
    <meta:editing-duration>PT34M4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9" meta:character-count="485" meta:non-whitespace-character-count="434"/>
  </office:meta>
</office:document-meta>
</file>